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78cm" fo:min-width="4.5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5.08cm" svg:height="4.128cm" svg:x="21.32cm" svg:y="28.623cm">
          <text:p text:style-name="P1">Origin</text:p>
          <text:p text:style-name="P2"><text:span text:style-name="T1">Left: Atreus</text:span></text:p>
          <text:p text:style-name="P2"><text:span text:style-name="T1">Right: Mineshaft Entry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08cm" svg:height="4.128cm" svg:x="28.305cm" svg:y="28.622cm">
          <text:p text:style-name="P1">Mineshaft Entry</text:p>
          <text:p text:style-name="P1"><text:span text:style-name="T1">Left: Origin</text:span></text:p>
          <text:p text:style-name="P1"><text:span text:style-name="T1">Up: Mineshaft Car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08cm" svg:height="4.128cm" svg:x="14.335cm" svg:y="28.622cm">
          <text:p text:style-name="P1">Atreus</text:p>
          <text:p text:style-name="P1"><text:span text:style-name="T1">Right: Origin</text:span></text:p>
          <text:p text:style-name="P1"><text:span text:style-name="T1">Up: King’s Crypt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26.4cm" svg:y1="30.845cm" svg:x2="28.305cm" svg:y2="30.845cm">
          <text:p/>
        </draw:line>
        <draw:line draw:style-name="gr2" draw:text-style-name="P4" draw:layer="layout" svg:x1="19.415cm" svg:y1="30.845cm" svg:x2="21.32cm" svg:y2="30.845cm">
          <text:p/>
        </draw:line>
        <draw:line draw:style-name="gr2" draw:text-style-name="P4" draw:layer="layout" svg:x1="16.875cm" svg:y1="28.623cm" svg:x2="16.875cm" svg:y2="27.353cm">
          <text:p/>
        </draw:line>
        <draw:custom-shape draw:style-name="gr1" draw:text-style-name="P3" draw:layer="layout" svg:width="5.08cm" svg:height="4.128cm" svg:x="14.335cm" svg:y="13.409cm">
          <text:p text:style-name="P1">King’s Crypt</text:p>
          <text:p text:style-name="P1"><text:span text:style-name="T1">Right: Jeremiah</text:span></text:p>
          <text:p text:style-name="P1"><text:span text:style-name="T1">Down: Atreus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6.875cm" svg:y1="27.352cm" svg:x2="16.875cm" svg:y2="17.51cm">
          <text:p/>
        </draw:line>
        <draw:line draw:style-name="gr2" draw:text-style-name="P4" draw:layer="layout" svg:x1="30.845cm" svg:y1="13.283cm" svg:x2="30.845cm" svg:y2="11.378cm">
          <text:p/>
        </draw:line>
        <draw:line draw:style-name="gr2" draw:text-style-name="P4" draw:layer="layout" svg:x1="26.4cm" svg:y1="15.288cm" svg:x2="28.305cm" svg:y2="15.288cm">
          <text:p/>
        </draw:line>
        <draw:custom-shape draw:style-name="gr1" draw:text-style-name="P3" draw:layer="layout" svg:width="5.08cm" svg:height="4.128cm" svg:x="28.305cm" svg:y="7.35cm">
          <text:p text:style-name="P1">Goblin Cellar</text:p>
          <text:p text:style-name="P1"><text:span text:style-name="T1">Down: Mineshaft Exi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08cm" svg:height="4.128cm" svg:x="21.32cm" svg:y="13.382cm">
          <text:p text:style-name="P1">Jeremiah</text:p>
          <text:p text:style-name="P2"><text:span text:style-name="T1">No Exits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9.415cm" svg:y1="15.605cm" svg:x2="21.32cm" svg:y2="15.605cm">
          <text:p/>
        </draw:line>
        <draw:line draw:style-name="gr2" draw:text-style-name="P4" draw:layer="layout" svg:x1="31.162cm" svg:y1="28.622cm" svg:x2="31.162cm" svg:y2="17.192cm">
          <text:p/>
        </draw:line>
        <draw:custom-shape draw:style-name="gr1" draw:text-style-name="P3" draw:layer="layout" svg:width="5.08cm" svg:height="4.128cm" svg:x="28.305cm" svg:y="13.282cm">
          <text:p text:style-name="P1">Mineshaft Exit</text:p>
          <text:p text:style-name="P1"><text:span text:style-name="T1">Left: Two-Face</text:span></text:p>
          <text:p text:style-name="P1"><text:span text:style-name="T1">Down: Mineshaft Ca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4T13:51:13.503000000</meta:creation-date>
    <meta:generator>LibreOffice/7.6.2.1$Windows_X86_64 LibreOffice_project/56f7684011345957bbf33a7ee678afaf4d2ba333</meta:generator>
    <dc:date>2023-12-06T23:46:19.791000000</dc:date>
    <meta:editing-duration>PT8H28M31S</meta:editing-duration>
    <meta:editing-cycles>5</meta:editing-cycles>
    <meta:document-statistic meta:object-count="15"/>
  </office:meta>
</office:document-meta>
</file>